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c1456" officeooo:paragraph-rsid="001c1456"/>
    </style:style>
    <style:style style:name="P2" style:family="paragraph" style:parent-style-name="Standard">
      <style:text-properties officeooo:rsid="001c1456" officeooo:paragraph-rsid="001e0496"/>
    </style:style>
    <style:style style:name="P3" style:family="paragraph" style:parent-style-name="Standard">
      <style:text-properties officeooo:paragraph-rsid="001e0496"/>
    </style:style>
    <style:style style:name="P4" style:family="paragraph" style:parent-style-name="Standard">
      <style:text-properties fo:font-size="16pt" style:text-underline-style="solid" style:text-underline-width="auto" style:text-underline-color="font-color" officeooo:rsid="001fd344" officeooo:paragraph-rsid="001fd344" style:font-size-asian="16pt" style:font-size-complex="16pt"/>
    </style:style>
    <style:style style:name="P5" style:family="paragraph" style:parent-style-name="Standard">
      <style:text-properties fo:font-size="16pt" style:text-underline-style="solid" style:text-underline-width="auto" style:text-underline-color="font-color" officeooo:rsid="00246e32" officeooo:paragraph-rsid="0036ac52" style:font-size-asian="16pt" style:font-size-complex="16pt"/>
    </style:style>
    <style:style style:name="P6" style:family="paragraph" style:parent-style-name="Standard">
      <style:text-properties fo:font-size="16pt" style:text-underline-style="solid" style:text-underline-width="auto" style:text-underline-color="font-color" officeooo:rsid="003a7801" officeooo:paragraph-rsid="003a7801" style:font-size-asian="16pt" style:font-size-complex="16pt"/>
    </style:style>
    <style:style style:name="P7" style:family="paragraph" style:parent-style-name="Standard">
      <style:text-properties officeooo:rsid="0020ed54" officeooo:paragraph-rsid="0020ed54"/>
    </style:style>
    <style:style style:name="P8" style:family="paragraph" style:parent-style-name="Standard">
      <style:text-properties fo:color="#ff0000" loext:opacity="100%" officeooo:rsid="0020ed54" officeooo:paragraph-rsid="0020ed54"/>
    </style:style>
    <style:style style:name="P9" style:family="paragraph" style:parent-style-name="Standard">
      <style:text-properties fo:color="#ff0000" loext:opacity="100%" officeooo:rsid="003869a5" officeooo:paragraph-rsid="003869a5"/>
    </style:style>
    <style:style style:name="P10" style:family="paragraph" style:parent-style-name="Standard">
      <style:text-properties officeooo:rsid="00246e32" officeooo:paragraph-rsid="00246e32"/>
    </style:style>
    <style:style style:name="P11" style:family="paragraph" style:parent-style-name="Standard">
      <style:text-properties officeooo:rsid="00280195" officeooo:paragraph-rsid="00280195"/>
    </style:style>
    <style:style style:name="P12" style:family="paragraph" style:parent-style-name="Standard">
      <style:text-properties officeooo:rsid="002be2ac" officeooo:paragraph-rsid="002be2ac"/>
    </style:style>
    <style:style style:name="P13" style:family="paragraph" style:parent-style-name="Standard">
      <style:text-properties officeooo:rsid="002cbb04" officeooo:paragraph-rsid="002cbb04"/>
    </style:style>
    <style:style style:name="P14" style:family="paragraph" style:parent-style-name="Standard">
      <style:text-properties officeooo:rsid="002ef3b4" officeooo:paragraph-rsid="002ef3b4"/>
    </style:style>
    <style:style style:name="P15" style:family="paragraph" style:parent-style-name="Standard">
      <style:text-properties fo:font-size="14pt" style:text-underline-style="solid" style:text-underline-width="auto" style:text-underline-color="font-color" officeooo:rsid="00246e32" officeooo:paragraph-rsid="0036ac52" style:font-size-asian="14pt" style:font-size-complex="14pt"/>
    </style:style>
    <style:style style:name="P16" style:family="paragraph" style:parent-style-name="Standard">
      <style:text-properties fo:font-size="14pt" style:text-underline-style="solid" style:text-underline-width="auto" style:text-underline-color="font-color" officeooo:rsid="0036ac52" officeooo:paragraph-rsid="0036ac52" style:font-size-asian="14pt" style:font-size-complex="14pt"/>
    </style:style>
    <style:style style:name="P17" style:family="paragraph" style:parent-style-name="Standard">
      <style:text-properties officeooo:rsid="0036ac52" officeooo:paragraph-rsid="0036ac52"/>
    </style:style>
    <style:style style:name="P18" style:family="paragraph" style:parent-style-name="Standard">
      <style:text-properties officeooo:rsid="003869a5" officeooo:paragraph-rsid="003869a5"/>
    </style:style>
    <style:style style:name="P19" style:family="paragraph" style:parent-style-name="Standard">
      <style:text-properties fo:font-size="12pt" style:text-underline-style="none" officeooo:rsid="00246e32" officeooo:paragraph-rsid="0036ac52" style:font-size-asian="10.5pt" style:font-size-complex="12pt"/>
    </style:style>
    <style:style style:name="P20" style:family="paragraph" style:parent-style-name="Standard">
      <style:text-properties fo:font-size="12pt" style:text-underline-style="none" officeooo:rsid="0039a673" officeooo:paragraph-rsid="0039a673" style:font-size-asian="10.5pt" style:font-size-complex="12pt"/>
    </style:style>
    <style:style style:name="P21" style:family="paragraph" style:parent-style-name="Standard">
      <style:text-properties officeooo:rsid="003a7801" officeooo:paragraph-rsid="003a7801"/>
    </style:style>
    <style:style style:name="P22" style:family="paragraph" style:parent-style-name="Standard">
      <style:text-properties officeooo:rsid="003bb419" officeooo:paragraph-rsid="003bb419"/>
    </style:style>
    <style:style style:name="P23" style:family="paragraph" style:parent-style-name="Standard">
      <style:text-properties officeooo:rsid="004190d1" officeooo:paragraph-rsid="004190d1"/>
    </style:style>
    <style:style style:name="P24" style:family="paragraph" style:parent-style-name="Standard">
      <style:text-properties officeooo:rsid="00428383" officeooo:paragraph-rsid="00428383"/>
    </style:style>
    <style:style style:name="P25" style:family="paragraph" style:parent-style-name="Table_20_Contents">
      <style:text-properties officeooo:rsid="0024dcab" officeooo:paragraph-rsid="001e0496"/>
    </style:style>
    <style:style style:name="T1" style:family="text">
      <style:text-properties officeooo:rsid="001e0496"/>
    </style:style>
    <style:style style:name="T2" style:family="text">
      <style:text-properties officeooo:rsid="002917f3"/>
    </style:style>
    <style:style style:name="T3" style:family="text">
      <style:text-properties officeooo:rsid="00299ff7"/>
    </style:style>
    <style:style style:name="T4" style:family="text">
      <style:text-properties officeooo:rsid="0029c5cb"/>
    </style:style>
    <style:style style:name="T5" style:family="text">
      <style:text-properties officeooo:rsid="002daf8a"/>
    </style:style>
    <style:style style:name="T6" style:family="text">
      <style:text-properties officeooo:rsid="002dcdb7"/>
    </style:style>
    <style:style style:name="T7" style:family="text">
      <style:text-properties officeooo:rsid="00303247"/>
    </style:style>
    <style:style style:name="T8" style:family="text">
      <style:text-properties officeooo:rsid="0031b2c6"/>
    </style:style>
    <style:style style:name="T9" style:family="text">
      <style:text-properties officeooo:rsid="00339810"/>
    </style:style>
    <style:style style:name="T10" style:family="text">
      <style:text-properties officeooo:rsid="00357c0d"/>
    </style:style>
    <style:style style:name="T11" style:family="text">
      <style:text-properties officeooo:rsid="0036ac52"/>
    </style:style>
    <style:style style:name="T12" style:family="text">
      <style:text-properties officeooo:rsid="003df0be"/>
    </style:style>
    <style:style style:name="T13" style:family="text">
      <style:text-properties officeooo:rsid="003fcd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] Questions préliminaires</text:p>
      <text:p text:style-name="P1"/>
      <text:p text:style-name="P1">Quatre sour<text:span text:style-name="T1">c</text:span>e<text:span text:style-name="T1">s</text:span> sintrinsèques de la motivation : plaisir, SEP, valeur perçue, impression de contrôlabilité</text:p>
      <text:p text:style-name="P1"/>
      <text:p text:style-name="P2">Des outils qui agissent sur le SEP : </text:p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25">Performances passées</text:p>
          </table:table-cell>
          <table:table-cell table:style-name="Tableau3.A1" office:value-type="string">
            <text:p text:style-name="P25">Observations des performances des autres qui nous ressemblent</text:p>
          </table:table-cell>
          <table:table-cell table:style-name="Tableau3.A1" office:value-type="string">
            <text:p text:style-name="P25">Message/feedback de l’entourage (source fiable)</text:p>
          </table:table-cell>
          <table:table-cell table:style-name="Tableau3.D1" office:value-type="string">
            <text:p text:style-name="P25">État psychologique et personnel (sentiment métacognitif)</text:p>
          </table:table-cell>
        </table:table-row>
      </table:table>
      <text:p text:style-name="P3"/>
      <text:p text:style-name="P8">Pratique : pour les élèves en difficultés, le travail de groupe peut être un levier</text:p>
      <text:p text:style-name="P7"/>
      <text:p text:style-name="P5">II] Eleves à besoins particuliers</text:p>
      <text:p text:style-name="P19"/>
      <text:p text:style-name="P20">Attention dans la construction du SEP, il n’existe pas d’observation des performances des autres (qui nous ressemblent), donc il faut compenser par des feedbacks.</text:p>
      <text:p text:style-name="P19"/>
      <text:p text:style-name="P15"><text:span text:style-name="T11">a) L</text:span>es élèves à haut potentiel <text:span text:style-name="T8">(EHP)</text:span></text:p>
      <text:p text:style-name="P10"/>
      <text:p text:style-name="P11">Pratique : il faut <text:span text:style-name="T3">pre</text:span><text:span text:style-name="T4">s</text:span><text:span text:style-name="T3">que </text:span>sortir l’EHP <text:span text:style-name="T2">de sa ZPD</text:span></text:p>
      <text:p text:style-name="P12">attention à l’ennui, changement de comportement radical</text:p>
      <text:p text:style-name="P13">Pour identifier un HP, <text:span text:style-name="T5">pour que ce soit gratuit : AFEHP, ANPEIP, et le psy-EN., </text:span><text:span text:style-name="T6">sinon c’est entre 300 et 500€.</text:span></text:p>
      <text:p text:style-name="P14">idée : <text:span text:style-name="T7">créer un</text:span> PPRE <text:span text:style-name="T7">EHP </text:span><text:span text:style-name="T9">(ex : tutorat avec un professeur </text:span><text:span text:style-name="T10">avec une discussion 15 minutes avec un•e prof d’une matière qui l’intéresse,…</text:span><text:span text:style-name="T9">)</text:span></text:p>
      <text:p text:style-name="P14"/>
      <text:p text:style-name="P16">b) Les élèves porteurs de troubles</text:p>
      <text:p text:style-name="P17"/>
      <text:p text:style-name="P17">Un sentiment souvent accru de leurs limites et un sep très souvent négatif.</text:p>
      <text:p text:style-name="P17">Une impression de subir plutôt que de contrôler.</text:p>
      <text:p text:style-name="P17"/>
      <text:p text:style-name="P9">Pour les élèves TDAH : convenir d’une expression par exemple « Attention, maintenant c’est important. », l’élève doit se mettre en alerte.</text:p>
      <text:p text:style-name="P18"/>
      <text:p text:style-name="P6">III] Modifier la conception de l’intelligence</text:p>
      <text:p text:style-name="P21"/>
      <text:p text:style-name="P22">L’intelligence est en développement et non fixe, <text:span text:style-name="T13">cela modifie </text:span>: <text:span text:style-name="T12">rapport et réactions à l’échec, </text:span><text:span text:style-name="T13">la perception de faire des efforts.</text:span></text:p>
      <text:p text:style-name="P23">Il n’existe pas de consensus scientifique sur ce qu’est l’intelligence.</text:p>
      <text:p text:style-name="P23"/>
      <text:p text:style-name="P24">Expliquer la plasticité cérébrale aux élèv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09:20:44.428000000</meta:creation-date>
    <dc:date>2025-02-12T11:44:08.504000000</dc:date>
    <meta:editing-duration>PT2H23M7S</meta:editing-duration>
    <meta:editing-cycles>34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23" meta:word-count="251" meta:character-count="1603" meta:non-whitespace-character-count="1374"/>
  </office:meta>
</office:document-meta>
</file>